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result_action</text:p>
          </table:table-cell>
          <table:table-cell office:value-type="string" calcext:value-type="string">
            <text:p>result_text_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verschlosse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/>
          <table:table-cell table:style-name="Default" office:value-type="string" calcext:value-type="string">
            <text:p>attach_wool</text:p>
          </table:table-cell>
          <table:table-cell office:value-type="string" calcext:value-type="string">
            <text:p>ÖFFNE KISTE „Dazu fällt mir nichts ei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„Mmmh… Feuchtes Holz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*schnüffel* Riecht etwas schimmelig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ball_of_wool</text:p>
          </table:table-cell>
          <table:table-cell table:style-name="Default" office:value-type="string" calcext:value-type="string">
            <text:p>attach_wool</text:p>
          </table:table-cell>
          <table:table-cell office:value-type="string" calcext:value-type="string">
            <text:p>Katzi hat eine Schnur an der Kistenwand befestig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 table:style-name="Default"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An der Kiste ist eine Wollschnur befestig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use</text:p>
          </table:table-cell>
          <table:table-cell/>
          <table:table-cell table:style-name="Default" office:value-type="string" calcext:value-type="string">
            <text:p>open_box</text:p>
          </table:table-cell>
          <table:table-cell office:value-type="string" calcext:value-type="string">
            <text:p>Katzi zieht an der Schnu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„Mmmh… Feuchtes Holz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*schnüffel* Riecht etwas schimmelig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geöffnet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azu fällt mir nichts ein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„Mmmh… Feuchtes Holz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*schnüffel* Das muss Käse sein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nspect</text:p>
          </table:table-cell>
          <table:table-cell/>
          <table:table-cell table:style-name="Default"/>
          <table:table-cell office:value-type="string" calcext:value-type="string">
            <text:p>„Pssst, das Mäuschen schläft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ke</text:p>
          </table:table-cell>
          <table:table-cell/>
          <table:table-cell table:style-name="Default"/>
          <table:table-cell office:value-type="string" calcext:value-type="string">
            <text:p>„Ich möchte es nicht stören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use</text:p>
          </table:table-cell>
          <table:table-cell/>
          <table:table-cell table:style-name="Default"/>
          <table:table-cell office:value-type="string" calcext:value-type="string">
            <text:p>„Was soll ich dami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lk</text:p>
          </table:table-cell>
          <table:table-cell/>
          <table:table-cell table:style-name="Default"/>
          <table:table-cell office:value-type="string" calcext:value-type="string">
            <text:p>„Es schläft doch so friedlich…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chew</text:p>
          </table:table-cell>
          <table:table-cell/>
          <table:table-cell table:style-name="Default"/>
          <table:table-cell office:value-type="string" calcext:value-type="string">
            <text:p>„Das wäre ziemlich unhöflich!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niff</text:p>
          </table:table-cell>
          <table:table-cell/>
          <table:table-cell table:style-name="Default"/>
          <table:table-cell office:value-type="string" calcext:value-type="string">
            <text:p>„*schnüffel* Es riecht nach Heu.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key</text:p>
          </table:table-cell>
          <table:table-cell table:style-name="Default"/>
          <table:table-cell office:value-type="string" calcext:value-type="string">
            <text:p>„Wir wissen noch nicht, ob sie verschlossen ist.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.00.0000</text:date>, <text:time style:data-style-name="N2" text:time-value="15:06:43.75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4:44:32.834000000</meta:creation-date>
    <dc:date>2024-05-17T15:25:54.514000000</dc:date>
    <meta:editing-duration>PT20M28S</meta:editing-duration>
    <meta:editing-cycles>2</meta:editing-cycles>
    <meta:generator>LibreOffice/24.2.0.3$Windows_X86_64 LibreOffice_project/da48488a73ddd66ea24cf16bbc4f7b9c08e9bea1</meta:generator>
    <meta:document-statistic meta:table-count="1" meta:cell-count="190" meta:object-count="0"/>
  </office:meta>
</office:document-meta>
</file>